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style:font-name="Times New Roman1" style:font-name-asian="Times New Roman1" style:font-name-complex="Times New Roman1"/>
    </style:style>
    <style:style style:name="P5" style:family="paragraph" style:parent-style-name="Standard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Standard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1" style:family="text">
      <style:text-properties style:font-name="Times New Roman1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Information</text:p>
      <text:p text:style-name="P2">1.1. <text:tab/>Gender<text:tab/><text:tab/><text:tab/><text:tab/>M<text:tab/><text:tab/>F</text:p>
      <text:p text:style-name="P2"/>
      <text:p text:style-name="P3">(these questions, we want to know, how much coding knoledge the interviewee has)</text:p>
      <text:p text:style-name="P2">1.2.<text:tab/>Degree being taken<text:tab/><text:tab/>….............................</text:p>
      <text:p text:style-name="P2">1.4.<text:tab/>What year are you?<text:tab/><text:tab/>….............................</text:p>
      <text:p text:style-name="P2">1.3.<text:tab/>If you are not doing CompSci, InfoSys, InfoTech or SoftEng, please list any Programming related papers that you have taken:<text:tab/>….............................</text:p>
      <text:p text:style-name="P2">1.4.<text:tab/>Have you learned any Parallel Programming? If yes, please list all that paper: …...................</text:p>
      <text:p text:style-name="P2"/>
      <text:p text:style-name="P1">Parallel Programming knowledge</text:p>
      <text:p text:style-name="P3">(these questions, we want to know, how much parallel programming knoledge the interviewee has)</text:p>
      <text:p text:style-name="P2">If you have never learned about Parallel Programming, please skip this part. Otherwise, please answer below questions:</text:p>
      <text:p text:style-name="P4">1.5.<text:tab/>Is concurrent programming the same as parallel programming?</text:p>
      <text:p text:style-name="P4">□<text:tab/>No</text:p>
      <text:p text:style-name="P5">□<text:tab/>Yes</text:p>
      <text:p text:style-name="P2">1.6.<text:tab/>What is thread?</text:p>
      <text:p text:style-name="P4">□<text:tab/>A small sequence of programmed instructions</text:p>
      <text:p text:style-name="P4">□<text:tab/>A collection of processes</text:p>
      <text:p text:style-name="P4">□<text:tab/>A program control flow</text:p>
      <text:p text:style-name="P4">1.7.<text:tab/>What is synchronization?</text:p>
      <text:p text:style-name="P4">□<text:tab/>It is a Java lock.</text:p>
      <text:p text:style-name="P4">□<text:tab/>It is a Java mechanism that used to prevent thread interference and memory consistency errors (Race condition).</text:p>
      <text:p text:style-name="P4">□<text:tab/>it provides a mechonism for two threads to execute synchronously.</text:p>
      <text:p text:style-name="P4">1.8.<text:tab/>What is Race Condition?</text:p>
      <text:p text:style-name="P4">□<text:tab/>Is the behavior of programming where the result of execution is dependent on the sequence of the threads uncontrolablly executed.</text:p>
      <text:p text:style-name="P4">□<text:tab/>Is the speed up time of two or more threads execusion over sequential time.</text:p>
      <text:p text:style-name="P4">□<text:tab/>Is execusion time of a program without interference of other processes.</text:p>
      <text:p text:style-name="P4">1.9.<text:tab/>If a thread locks on an object, before it start execution related to that object, will you expect a race condition?</text:p>
      <text:p text:style-name="P4">□<text:tab/>Yes</text:p>
      <text:p text:style-name="P4">□<text:tab/>No</text:p>
      <text:p text:style-name="P4">1.10.<text:tab/>How can you achieve a Critical Section?</text:p>
      <text:p text:style-name="P4">□<text:tab/>Using lock</text:p>
      <text:p text:style-name="P4">□<text:tab/>Using Synchronization (in Java)</text:p>
      <text:p text:style-name="P4">□<text:tab/>All of the above</text:p>
      <text:p text:style-name="P4">1.11.<text:tab/>Can Critical Section prevent Race Condition?</text:p>
      <text:p text:style-name="P4">□<text:tab/>Yes</text:p>
      <text:p text:style-name="P4">□<text:tab/>No</text:p>
      <text:p text:style-name="P4">1.14.<text:tab/>What is a Deadlock?<text:line-break/>□<text:tab/>is a situation in which 2 or more competing threads are each waiting for the other to finish, and neither ever dows.</text:p>
      <text:p text:style-name="P4">□<text:tab/>Is the behavior of programming where the result of execution is dependent on the sequence of the threads uncontrolablly executed.<text:line-break/>□<text:tab/>It is a Java mechanism that used to prevent thread interference and memory consistency errors (Race condition).<text:line-break/>1.12.<text:tab/>Can Race Condition lead to Deadlock?</text:p>
      <text:p text:style-name="P4">□<text:tab/>Yes</text:p>
      <text:p text:style-name="P4">□<text:tab/>No</text:p>
      <text:p text:style-name="P4">1.13.<text:tab/>Can you use Deadlock to prevent Race Condition?</text:p>
      <text:p text:style-name="P4"><text:soft-page-break/>□<text:tab/>Yes<text:line-break/>□<text:tab/>No<text:line-break/>1.13.<text:tab/>How can you prevent a deadlock?<text:line-break/>□<text:tab/>Using a lock<text:line-break/>□<text:tab/>Using a synchronization<text:line-break/>□<text:tab/>None of the above</text:p>
      <text:p text:style-name="P4"/>
      <text:p text:style-name="P1"/>
      <text:p text:style-name="P1">Race Condition</text:p>
      <text:p text:style-name="Standard">All questions below are based on the scenario that you just completed:</text:p>
      <text:p text:style-name="Standard">What is the pitfall in this scenario?</text:p>
      <text:p text:style-name="P4">□<text:tab/>Race Condition</text:p>
      <text:p text:style-name="P4">□<text:tab/>Critical Section</text:p>
      <text:p text:style-name="P5">□<text:tab/>Deadlock</text:p>
      <text:p text:style-name="P5"/>
      <text:p text:style-name="P1">Critical Section</text:p>
      <text:p text:style-name="Standard"/>
      <text:p text:style-name="Standard">All questions below are based on the scenario that you just completed:</text:p>
      <text:p text:style-name="Standard">What is the pitfall in this scenario?</text:p>
      <text:p text:style-name="P4">□<text:tab/>Race Condition</text:p>
      <text:p text:style-name="P4">□<text:tab/>Critical Section</text:p>
      <text:p text:style-name="P4">□<text:tab/>Deadlock</text:p>
      <text:p text:style-name="Standard">3.1. <text:tab/>What is a Critical Section<text:line-break/><text:span text:style-name="T1">□<text:tab/>Is a block of shared games that must not be played concurrently by one or two players.<text:line-break/>□<text:tab/>Is the shared MethodLock.</text:span></text:p>
      <text:p text:style-name="P4">□<text:tab/>Is either Player 1 (Bob) or Virtual Player</text:p>
      <text:p text:style-name="P4">3.2.<text:tab/>How the critical section has been achieved?<text:line-break/>□<text:tab/>Using MethodLock<text:line-break/>□<text:tab/>Using Java Synchronization<text:line-break/>□<text:tab/>None of the above</text:p>
      <text:p text:style-name="P4">3.3.<text:tab/>How many locks have been using in this game scenario?<text:line-break/>□<text:tab/>1<text:line-break/>□<text:tab/>More than 5<text:line-break/>□<text:tab/>3</text:p>
      <text:p text:style-name="P4">3.3.<text:tab/>What are the share resources?<text:line-break/>□<text:tab/>Question 1, 2, 3 and MethodLock<text:line-break/>□<text:tab/>MethodLock only<text:line-break/>□<text:tab/>Question 1,2, 3 only<text:line-break/>□<text:tab/>Bob and Virtual Player<text:line-break/>3.4.<text:tab/>What is the disadvantage of this Critical Section?<text:line-break/>□<text:tab/>Bob and Virtual Player cannot both play the game at the same time.</text:p>
      <text:p text:style-name="P4">□<text:tab/>The first who get the MethodLock is always the winner<text:line-break/>□<text:tab/>All of the above<text:line-break/></text:p>
      <text:p text:style-name="P4">3.5.<text:tab/>Do you think this Critical Section scenario can be applied to solve the problems in Race Condition scenario that you just finished earlier?<text:line-break/>□<text:tab/>Yes<text:line-break/>□<text:tab/>No</text:p>
      <text:p text:style-name="P4"/>
      <text:p text:style-name="P6">Deadlock</text:p>
      <text:p text:style-name="Standard">All questions below are based on the scenario that you just completed:</text:p>
      <text:p text:style-name="Standard">What is the pitfall in this scenario?</text:p>
      <text:p text:style-name="P4"><text:soft-page-break/>□<text:tab/>Race Condition</text:p>
      <text:p text:style-name="P4">□<text:tab/>Critical Section</text:p>
      <text:p text:style-name="P6">□<text:tab/>Deadlock</text:p>
      <text:p text:style-name="P5">What are the shared resources?<text:line-break/>□<text:tab/>Question 1,2,3 and Lock 1,2,3<text:line-break/>□<text:tab/>Question 1 and L1 only<text:line-break/>□<text:tab/>Question 2 and L2 only<text:line-break/>□<text:tab/>Question 3 and L3 only<text:line-break/>□<text:tab/>None of the above<text:line-break/>What are the locks used in the scenario?<text:line-break/>□<text:tab/>Question 1,2,3<text:line-break/>□<text:tab/>L1,2,3<text:line-break/>□<text:tab/>Bob and VP<text:line-break/>What is the first lock that lead to the Deadlock<text:line-break/>□<text:tab/>L1<text:line-break/>□<text:tab/>L2<text:line-break/>□<text:tab/>L3<text:line-break/>What is the last lock that lead to the Deadlock<text:line-break/>□<text:tab/>L1</text:p>
      <text:p text:style-name="P5">□<text:tab/>L2</text:p>
      <text:p text:style-name="P5">□<text:tab/>L3</text:p>
      <text:p text:style-name="P5">What is the resources that lead to the Deadlock<text:line-break/>□<text:tab/>Q1 and Q2<text:line-break/>□<text:tab/>Q1 and Q3<text:line-break/>□<text:tab/>Q2 and Q3<text:line-break/>What is the Deadlock graph in this scenario:</text:p>
      <text:p text:style-name="P5">□<text:tab/>VP → L1→ Bob → L3 → VP <text:s/>(→ means waiting for)</text:p>
      <text:p text:style-name="P5">□<text:tab/>VP → L2 → Bob → L2 → L1</text:p>
      <text:p text:style-name="P5">□<text:tab/>L1 → VP → Bob → L2 → L1</text:p>
      <text:p text:style-name="P5">How can we prevent this Deadlock?</text:p>
      <text:p text:style-name="P5">□<text:tab/>Stop Bob from acquiring L3</text:p>
      <text:p text:style-name="P5">□<text:tab/>Stop Bob from acquiring L2<text:line-break/>□<text:tab/>Stop VP from acquiring L2</text:p>
      <text:p text:style-name="P5">Can Race Condition prevent Deadlock?<text:line-break/>□<text:tab/>Yes</text:p>
      <text:p text:style-name="P5">□<text:tab/>No</text:p>
      <text:p text:style-name="P5"/>
      <text:p text:style-name="P6">Overal Experiences:</text:p>
      <text:p text:style-name="P5">This game is fun to play?</text:p>
      <text:p text:style-name="P5">□ Strongly Disagree<text:tab/>□ Disagree<text:tab/>□Neutral<text:tab/>□ Agree<text:tab/>□Strongly Agree</text:p>
      <text:p text:style-name="P5">Can you see the Race Condition Pitfall in the application scenarios</text:p>
      <text:p text:style-name="P5">□ Strongly Disagree<text:tab/>□ Disagree<text:tab/>□Neutral<text:tab/>□ Agree<text:tab/>□Strongly Agree</text:p>
      <text:p text:style-name="P5">Can you see the Critical Section Pitfall in the application scenarios</text:p>
      <text:p text:style-name="P5">□ Strongly Disagree<text:tab/>□ Disagree<text:tab/>□Neutral<text:tab/>□ Agree<text:tab/>□Strongly Agree</text:p>
      <text:p text:style-name="P5">Can you see the Deadlock Pitfall in the application scenarios</text:p>
      <text:p text:style-name="P5">□ Strongly Disagree<text:tab/>□ Disagree<text:tab/>□Neutral<text:tab/>□ Agree<text:tab/>□Strongly Agree</text:p>
      <text:p text:style-name="P5">Is this application helpful to understand about Parallel Programming Pitfall?</text:p>
      <text:p text:style-name="P5">□ Strongly Disagree<text:tab/>□ Disagree<text:tab/>□Neutral<text:tab/>□ Agree<text:tab/>□Strongly Agree</text:p>
      <text:p text:style-name="P5">Do you have any features you would like to see in the next release?</text:p>
      <text:p text:style-name="P5">__________________________________________________________________\</text:p>
      <text:p text:style-name="P5">Do you have any comments or suggestions?</text:p>
      <text:p text:style-name="P5">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ng srey</meta:initial-creator>
    <meta:creation-date>2014-05-09T08:13:22.34</meta:creation-date>
    <dc:date>2014-05-09T09:18:37.30</dc:date>
    <dc:creator>vong srey</dc:creator>
    <meta:editing-duration>PT47M5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3" meta:paragraph-count="93" meta:word-count="967" meta:character-count="5316"/>
  </office:meta>
</office:document-meta>
</file>